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color="#ff333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First Name</text:p>
          </table:table-cell>
          <table:table-cell table:style-name="ce5" office:value-type="string">
            <text:p>Surname</text:p>
          </table:table-cell>
          <table:table-cell table:style-name="ce5" office:value-type="string">
            <text:p>Affiliation</text:p>
          </table:table-cell>
          <table:table-cell table:style-name="ce5" office:value-type="string">
            <text:p>Country</text:p>
          </table:table-cell>
          <table:table-cell table:style-name="ce5" office:value-type="string">
            <text:p>E-mail</text:p>
          </table:table-cell>
          <table:table-cell table:style-name="ce5" office:value-type="string">
            <text:p>Junio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Industrial</text:p>
          </table:table-cell>
          <table:table-cell table:style-name="ce5" office:value-type="string">
            <text:p>Homepage</text:p>
          </table:table-cell>
          <table:table-cell table:style-name="ce5" office:value-type="string">
            <text:p>Topics</text:p>
          </table:table-cell>
          <table:table-cell table:style-name="ce5" office:value-type="string">
            <text:p>Roun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solde</text:p>
          </table:table-cell>
          <table:table-cell office:value-type="string">
            <text:p>Adler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I.M.Adler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810/Dr_Isolde_Adler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the</text:p>
          </table:table-cell>
          <table:table-cell office:value-type="string">
            <text:p>Bonamy</text:p>
          </table:table-cell>
          <table:table-cell office:value-type="string">
            <text:p>LaBRI Bordeaux and CNRS</text:p>
          </table:table-cell>
          <table:table-cell office:value-type="string">
            <text:p>France</text:p>
          </table:table-cell>
          <table:table-cell office:value-type="string">
            <text:p>marthe.bonamy@u-bordeaux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www.labri.fr/perso/mbonamy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colas</text:p>
          </table:table-cell>
          <table:table-cell office:value-type="string">
            <text:p>Bousquet</text:p>
          </table:table-cell>
          <table:table-cell office:value-type="string">
            <text:p>University Grenoble Alpes and CNRS</text:p>
          </table:table-cell>
          <table:table-cell office:value-type="string">
            <text:p>France</text:p>
          </table:table-cell>
          <table:table-cell office:value-type="string">
            <text:p>nicolas.bousquet@grenoble-inp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agesperso.g-scop.grenoble-inp.fr/~bousquen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nuj</text:p>
          </table:table-cell>
          <table:table-cell office:value-type="string">
            <text:p>Dawar</text:p>
          </table:table-cell>
          <table:table-cell office:value-type="string">
            <text:p>University of Cambridge</text:p>
          </table:table-cell>
          <table:table-cell office:value-type="string">
            <text:p>UK</text:p>
          </table:table-cell>
          <table:table-cell office:value-type="string">
            <text:p>anuj.dawar@cl.cam.ac.uk</text:p>
          </table:table-cell>
          <table:table-cell table:number-columns-repeated="3"/>
          <table:table-cell office:value-type="string">
            <text:p>https://www.cl.cam.ac.uk/~ad260/</text:p>
          </table:table-cell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Reinhard</text:p>
          </table:table-cell>
          <table:table-cell office:value-type="string">
            <text:p>Diestel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ReinhardDiestel@math.uni-hamburg.de</text:p>
          </table:table-cell>
          <table:table-cell table:style-name="Default" table:number-columns-repeated="2"/>
          <table:table-cell/>
          <table:table-cell office:value-type="string">
            <text:p>https://www.math.uni-hamburg.de/home/diestel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Zdeněk</text:p>
          </table:table-cell>
          <table:table-cell office:value-type="string">
            <text:p>Dvořák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ook@ucw.cz</text:p>
          </table:table-cell>
          <table:table-cell table:number-columns-repeated="3"/>
          <table:table-cell office:value-type="string">
            <text:p>https://iuuk.mff.cuni.cz/~rakdver/</text:p>
          </table:table-cell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duard</text:p>
          </table:table-cell>
          <table:table-cell office:value-type="string">
            <text:p>Eibe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Eduard.Eiben@uib.n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uib.no/en/persons/Eduard.Eiben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ord</text:p>
          </table:table-cell>
          <table:table-cell office:value-type="string">
            <text:p>Eickmeyer</text:p>
          </table:table-cell>
          <table:table-cell office:value-type="string">
            <text:p>Technical University, Darmstadt</text:p>
          </table:table-cell>
          <table:table-cell office:value-type="string">
            <text:p>Germany</text:p>
          </table:table-cell>
          <table:table-cell office:value-type="string">
            <text:p>eickmeyer@mathematik.tu-darmstadt.de</text:p>
          </table:table-cell>
          <table:table-cell table:number-columns-repeated="3"/>
          <table:table-cell office:value-type="string">
            <text:p>https://www2.mathematik.tu-darmstadt.de/~eickmeyer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edor</text:p>
          </table:table-cell>
          <table:table-cell office:value-type="string">
            <text:p>Fomi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omin@ii.uib.no </text:p>
          </table:table-cell>
          <table:table-cell table:number-columns-repeated="3"/>
          <table:table-cell office:value-type="string">
            <text:p>http://www.ii.uib.no/~fomin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akub</text:p>
          </table:table-cell>
          <table:table-cell office:value-type="string">
            <text:p>Gajarský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jakub.gajarsky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Gajarsky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obert</text:p>
          </table:table-cell>
          <table:table-cell office:value-type="string">
            <text:p>Ganian</text:p>
          </table:table-cell>
          <table:table-cell office:value-type="string">
            <text:p>Technical University, Vienna</text:p>
          </table:table-cell>
          <table:table-cell office:value-type="string">
            <text:p>Austria</text:p>
          </table:table-cell>
          <table:table-cell office:value-type="string">
            <text:p>rganian@ac.tuwien.ac.a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ac.tuwien.ac.at/people/rganian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rchontia</text:p>
          </table:table-cell>
          <table:table-cell office:value-type="string">
            <text:p>Giannopoulou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Archontia.Giannopoulou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users.uoa.gr/~arcgian/index.html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tin</text:p>
          </table:table-cell>
          <table:table-cell office:value-type="string">
            <text:p>Grohe</text:p>
          </table:table-cell>
          <table:table-cell office:value-type="string">
            <text:p>RWTH Aachen</text:p>
          </table:table-cell>
          <table:table-cell office:value-type="string">
            <text:p>Germany</text:p>
          </table:table-cell>
          <table:table-cell office:value-type="string">
            <text:p>grohe@informatik.rwth-aachen.de </text:p>
          </table:table-cell>
          <table:table-cell table:number-columns-repeated="4"/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ariel</text:p>
          </table:table-cell>
          <table:table-cell office:value-type="string">
            <text:p>Har-Pele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sariel@uiuc.edu</text:p>
          </table:table-cell>
          <table:table-cell table:number-columns-repeated="3"/>
          <table:table-cell office:value-type="string">
            <text:p>https://sarielhp.org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etr</text:p>
          </table:table-cell>
          <table:table-cell office:value-type="string">
            <text:p>Hliněný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hlineny@fi.muni.cz</text:p>
          </table:table-cell>
          <table:table-cell table:number-columns-repeated="3"/>
          <table:table-cell office:value-type="string">
            <text:p>https://www.fi.muni.cz/~hlineny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wenaël</text:p>
          </table:table-cell>
          <table:table-cell office:value-type="string">
            <text:p>Joret</text:p>
          </table:table-cell>
          <table:table-cell office:value-type="string">
            <text:p>Free University of Brussels</text:p>
          </table:table-cell>
          <table:table-cell office:value-type="string">
            <text:p>Belgium</text:p>
          </table:table-cell>
          <table:table-cell office:value-type="string">
            <text:p>gjoret@ulb.ac.be</text:p>
          </table:table-cell>
          <table:table-cell table:number-columns-repeated="3"/>
          <table:table-cell office:value-type="string">
            <text:p>http://di.ulb.ac.be/algo/gjoret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en-ichi</text:p>
          </table:table-cell>
          <table:table-cell office:value-type="string">
            <text:p>Kawarabayashi</text:p>
          </table:table-cell>
          <table:table-cell office:value-type="string">
            <text:p>National Institute of Informatics, Tokyo</text:p>
          </table:table-cell>
          <table:table-cell office:value-type="string">
            <text:p>Japan</text:p>
          </table:table-cell>
          <table:table-cell office:value-type="string">
            <text:p>kkeniti@nii.ac.jp</text:p>
          </table:table-cell>
          <table:table-cell table:number-columns-repeated="4"/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ereza</text:p>
          </table:table-cell>
          <table:table-cell office:value-type="string">
            <text:p>Klimošová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tereza@kam.mff.cuni.cz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iuuk.mff.cuni.cz/~tereza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Král'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dkral@fi.muni.cz</text:p>
          </table:table-cell>
          <table:table-cell table:number-columns-repeated="3"/>
          <table:table-cell office:value-type="string">
            <text:p>http://www.ucw.cz/~kral/</text:p>
          </table:table-cell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tephan</text:p>
          </table:table-cell>
          <table:table-cell office:value-type="string">
            <text:p>Kreutzer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stephan.kreutzer@tu-berlin.de</text:p>
          </table:table-cell>
          <table:table-cell table:number-columns-repeated="3"/>
          <table:table-cell office:value-type="string">
            <text:p>http://logic.las.tu-berlin.de/Members/Kreutzer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O-joung</text:p>
          </table:table-cell>
          <table:table-cell office:value-type="string">
            <text:p>Kwon</text:p>
          </table:table-cell>
          <table:table-cell office:value-type="string">
            <text:p>Incheon National University</text:p>
          </table:table-cell>
          <table:table-cell office:value-type="string">
            <text:p>South Korea</text:p>
          </table:table-cell>
          <table:table-cell office:value-type="string">
            <text:p>ojoungkwon@inu.ac.k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ojkwon.com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urelie</text:p>
          </table:table-cell>
          <table:table-cell office:value-type="string">
            <text:p>Lagoutte</text:p>
          </table:table-cell>
          <table:table-cell office:value-type="string">
            <text:p>University Clermont-Auvergne</text:p>
          </table:table-cell>
          <table:table-cell office:value-type="string">
            <text:p>France</text:p>
          </table:table-cell>
          <table:table-cell office:value-type="string">
            <text:p>aurelie.lagoutte@uca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fc.isima.fr/~alagoutte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Lokshtanov</text:p>
          </table:table-cell>
          <table:table-cell office:value-type="string">
            <text:p>University of California in Santa Barbara</text:p>
          </table:table-cell>
          <table:table-cell office:value-type="string">
            <text:p>USA</text:p>
          </table:table-cell>
          <table:table-cell office:value-type="string">
            <text:p>daniello@ucsb.edu</text:p>
          </table:table-cell>
          <table:table-cell table:number-columns-repeated="3"/>
          <table:table-cell office:value-type="string">
            <text:p>https://www.cs.ucsb.edu/people/faculty/lokshtanov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ániel</text:p>
          </table:table-cell>
          <table:table-cell office:value-type="string">
            <text:p>Marx</text:p>
          </table:table-cell>
          <table:table-cell office:value-type="string">
            <text:p>Hungarian Academy of Sciences (MTA SZTAKI)</text:p>
          </table:table-cell>
          <table:table-cell office:value-type="string">
            <text:p>Hungary</text:p>
          </table:table-cell>
          <table:table-cell office:value-type="string">
            <text:p>dmarx@cs.bme.hu </text:p>
          </table:table-cell>
          <table:table-cell table:number-columns-repeated="3"/>
          <table:table-cell office:value-type="string">
            <text:p>http://www.cs.bme.hu/~dmarx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laire</text:p>
          </table:table-cell>
          <table:table-cell office:value-type="string">
            <text:p>Mathieu</text:p>
          </table:table-cell>
          <table:table-cell office:value-type="string">
            <text:p>CNRS</text:p>
          </table:table-cell>
          <table:table-cell office:value-type="string">
            <text:p>France</text:p>
          </table:table-cell>
          <table:table-cell office:value-type="string">
            <text:p>cmathieu@di.ens.fr</text:p>
          </table:table-cell>
          <table:table-cell table:number-columns-repeated="3"/>
          <table:table-cell office:value-type="string">
            <text:p>https://www.di.ens.fr/ClaireMathieu.html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iotr</text:p>
          </table:table-cell>
          <table:table-cell office:value-type="string">
            <text:p>Mice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piotr.micek@tcs.uj.edu.pl</text:p>
          </table:table-cell>
          <table:table-cell table:number-columns-repeated="3"/>
          <table:table-cell office:value-type="string">
            <text:p>http://www.tcs.uj.edu.pl/micek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mer</text:p>
          </table:table-cell>
          <table:table-cell office:value-type="string">
            <text:p>Mouawad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amer.mouawad@gmail.com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amo110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rene</text:p>
          </table:table-cell>
          <table:table-cell office:value-type="string">
            <text:p>Muzi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irene.muzi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irenemuzigraph/home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ojciech</text:p>
          </table:table-cell>
          <table:table-cell office:value-type="string">
            <text:p>Nadara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wojtek.nadara@gmail.com 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lgorithms, application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aroslav</text:p>
          </table:table-cell>
          <table:table-cell office:value-type="string">
            <text:p>Nešetřil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nesetril@iuuk.mff.cuni.cz</text:p>
          </table:table-cell>
          <table:table-cell table:number-columns-repeated="3"/>
          <table:table-cell office:value-type="string">
            <text:p>https://iuuk.mff.cuni.cz/~nesetril/en/</text:p>
          </table:table-cell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an</text:p>
          </table:table-cell>
          <table:table-cell office:value-type="string">
            <text:p>Obdržálek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obdrzalek@fi.muni.cz</text:p>
          </table:table-cell>
          <table:table-cell table:number-columns-repeated="3"/>
          <table:table-cell office:value-type="string">
            <text:p>https://www.fi.muni.cz/~xobdrzal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atrice</text:p>
          </table:table-cell>
          <table:table-cell office:value-type="string">
            <text:p>Ossona de Mendez</text:p>
          </table:table-cell>
          <table:table-cell office:value-type="string">
            <text:p>CAMS Paris, CNRS, and Charles University, Prague</text:p>
          </table:table-cell>
          <table:table-cell office:value-type="string">
            <text:p>France/Czechia</text:p>
          </table:table-cell>
          <table:table-cell office:value-type="string">
            <text:p>patrice.ossona-de-mendez@ehess.fr </text:p>
          </table:table-cell>
          <table:table-cell table:number-columns-repeated="3"/>
          <table:table-cell office:value-type="string">
            <text:p>http://cams.ehess.fr/patrice-ossona-de-mendez/</text:p>
          </table:table-cell>
          <table:table-cell office:value-type="string">
            <text:p>Combinatorics, 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ang-il</text:p>
          </table:table-cell>
          <table:table-cell office:value-type="string">
            <text:p>Oum</text:p>
          </table:table-cell>
          <table:table-cell office:value-type="string">
            <text:p>KAIST, Daejeon</text:p>
          </table:table-cell>
          <table:table-cell office:value-type="string">
            <text:p>South Korea</text:p>
          </table:table-cell>
          <table:table-cell office:value-type="string">
            <text:p>sangil@kaist.edu</text:p>
          </table:table-cell>
          <table:table-cell table:number-columns-repeated="3"/>
          <table:table-cell office:value-type="string">
            <text:p>https://mathsci.kaist.ac.kr/~sangil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ahad</text:p>
          </table:table-cell>
          <table:table-cell office:value-type="string">
            <text:p>Panola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ahad.Panolan@uib.n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folk.uib.no/fpa082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cin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arcin.pilipczuk@mimuw.edu.pl</text:p>
          </table:table-cell>
          <table:table-cell table:number-columns-repeated="3"/>
          <table:table-cell office:value-type="string">
            <text:p>https://www.mimuw.edu.pl/~malcin/</text:p>
          </table:table-cell>
          <table:table-cell office:value-type="string">
            <text:p>Algorithms, application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ichał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ichal.pilipczuk@mimuw.edu.pl</text:p>
          </table:table-cell>
          <table:table-cell table:number-columns-repeated="3"/>
          <table:table-cell office:value-type="string">
            <text:p>https://www.mimuw.edu.pl/~mp248287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ent</text:p>
          </table:table-cell>
          <table:table-cell office:value-type="string">
            <text:p>Quanru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quanrud2@illinois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quanrud2.web.engr.illinois.edu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Quiroz</text:p>
          </table:table-cell>
          <table:table-cell office:value-type="string">
            <text:p>University of Chile, Santiago de Chile</text:p>
          </table:table-cell>
          <table:table-cell office:value-type="string">
            <text:p>Chile</text:p>
          </table:table-cell>
          <table:table-cell office:value-type="string">
            <text:p>dquiroz@cmm.uchile.c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cmm.uchile.cl/~dquiroz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oman</text:p>
          </table:table-cell>
          <table:table-cell office:value-type="string">
            <text:p>Rabinovich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oman.rabinovich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logic.las.tu-berlin.de/Members/Rabinovich/</text:p>
          </table:table-cell>
          <table:table-cell office:value-type="string">
            <text:p>Algorithms, application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ean-Florent</text:p>
          </table:table-cell>
          <table:table-cell office:value-type="string">
            <text:p>Raymond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aymond@t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://www.user.tu-berlin.de/jraymond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Felix</text:p>
          </table:table-cell>
          <table:table-cell office:value-type="string">
            <text:p>Reidl</text:p>
          </table:table-cell>
          <table:table-cell office:value-type="string">
            <text:p>Birbeck University of London</text:p>
          </table:table-cell>
          <table:table-cell office:value-type="string">
            <text:p>UK</text:p>
          </table:table-cell>
          <table:table-cell office:value-type="string">
            <text:p>f.reidl@dcs.bbk.ac.u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tcs.rwth-aachen.de/~reidl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aket</text:p>
          </table:table-cell>
          <table:table-cell office:value-type="string">
            <text:p>Saurabh</text:p>
          </table:table-cell>
          <table:table-cell office:value-type="string">
            <text:p>Institute of Mathematical Sciences, Chennai</text:p>
          </table:table-cell>
          <table:table-cell office:value-type="string">
            <text:p>India</text:p>
          </table:table-cell>
          <table:table-cell office:value-type="string">
            <text:p>saket@imsc.res.in</text:p>
          </table:table-cell>
          <table:table-cell table:number-columns-repeated="3"/>
          <table:table-cell office:value-type="string">
            <text:p>http://www.ii.uib.no/~saket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icole</text:p>
          </table:table-cell>
          <table:table-cell office:value-type="string">
            <text:p>Schweikardt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chweikn@informatik.h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2.informatik.hu-berlin.de/~schweikn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uc</text:p>
          </table:table-cell>
          <table:table-cell office:value-type="string">
            <text:p>Segoufin</text:p>
          </table:table-cell>
          <table:table-cell office:value-type="string">
            <text:p>INRIA and ENS Ulm</text:p>
          </table:table-cell>
          <table:table-cell office:value-type="string">
            <text:p>France</text:p>
          </table:table-cell>
          <table:table-cell office:value-type="string">
            <text:p>luc.segoufin@inria.fr</text:p>
          </table:table-cell>
          <table:table-cell table:number-columns-repeated="3"/>
          <table:table-cell office:value-type="string">
            <text:p>https://who.rocq.inria.fr/Luc.Segoufin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ebastian</text:p>
          </table:table-cell>
          <table:table-cell office:value-type="string">
            <text:p>Siebertz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iebertz@informatik.h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informatik.hu-berlin.de/de/institut/mitarbeiter/1691486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onstantinos</text:p>
          </table:table-cell>
          <table:table-cell office:value-type="string">
            <text:p>Stavropoulos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konstantinos.stavropoulos@uni-hamburg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ath.uni-hamburg.de/home/stavropoulos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lair</text:p>
          </table:table-cell>
          <table:table-cell office:value-type="string">
            <text:p>Sullivan</text:p>
          </table:table-cell>
          <table:table-cell office:value-type="string">
            <text:p>North Carolina State University, Raleigh</text:p>
          </table:table-cell>
          <table:table-cell office:value-type="string">
            <text:p>USA</text:p>
          </table:table-cell>
          <table:table-cell office:value-type="string">
            <text:p>blair_sullivan@ncsu.edu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people.engr.ncsu.edu/vbsulliv/</text:p>
          </table:table-cell>
          <table:table-cell office:value-type="string">
            <text:p>Algorithms, application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imitrios</text:p>
          </table:table-cell>
          <table:table-cell office:value-type="string">
            <text:p>Thilikos</text:p>
          </table:table-cell>
          <table:table-cell office:value-type="string">
            <text:p>LIRMM Montpellier and CNRS</text:p>
          </table:table-cell>
          <table:table-cell office:value-type="string">
            <text:p>France</text:p>
          </table:table-cell>
          <table:table-cell office:value-type="string">
            <text:p>sedthilk@thilikos.info</text:p>
          </table:table-cell>
          <table:table-cell table:number-columns-repeated="3"/>
          <table:table-cell office:value-type="string">
            <text:p>https://www.lirmm.fr/~thilikosto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zymon</text:p>
          </table:table-cell>
          <table:table-cell office:value-type="string">
            <text:p>Toruńczy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szymtor@mimuw.edu.pl</text:p>
          </table:table-cell>
          <table:table-cell table:number-columns-repeated="3"/>
          <table:table-cell office:value-type="string">
            <text:p>https://www.mimuw.edu.pl/~szymtor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orsten</text:p>
          </table:table-cell>
          <table:table-cell office:value-type="string">
            <text:p>Ueckerdt</text:p>
          </table:table-cell>
          <table:table-cell office:value-type="string">
            <text:p>Karlsruhe Institute of Technology</text:p>
          </table:table-cell>
          <table:table-cell office:value-type="string">
            <text:p>Germany</text:p>
          </table:table-cell>
          <table:table-cell office:value-type="string">
            <text:p>torsten.ueckerdt@kit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i11www.iti.kit.edu/en/members/torsten_ueckerdt/index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Jan</text:p>
          </table:table-cell>
          <table:table-cell office:value-type="string">
            <text:p>van den Heuvel</text:p>
          </table:table-cell>
          <table:table-cell office:value-type="string">
            <text:p>London School of Economics and Political Science</text:p>
          </table:table-cell>
          <table:table-cell office:value-type="string">
            <text:p>UK</text:p>
          </table:table-cell>
          <table:table-cell office:value-type="string">
            <text:p>j.van-den-heuvel@lse.ac.uk</text:p>
          </table:table-cell>
          <table:table-cell table:number-columns-repeated="3"/>
          <table:table-cell office:value-type="string">
            <text:p>http://www.maths.lse.ac.uk/personal/jan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lexandre</text:p>
          </table:table-cell>
          <table:table-cell office:value-type="string">
            <text:p>Vigny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alexandre.vigny@imj-prg.fr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ebusers.imj-prg.fr/~alexandre.vigny/</text:p>
          </table:table-cell>
          <table:table-cell office:value-type="string">
            <text:p>Algorithms, logic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ristina</text:p>
          </table:table-cell>
          <table:table-cell office:value-type="string">
            <text:p>Vušković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K.Vuskovic@leeds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engineering.leeds.ac.uk/staff/249/kristina_vuskovic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artosz</text:p>
          </table:table-cell>
          <table:table-cell office:value-type="string">
            <text:p>Walcza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walczak@tcs.uj.edu.pl</text:p>
          </table:table-cell>
          <table:table-cell table:number-columns-repeated="3"/>
          <table:table-cell office:value-type="string">
            <text:p>http://www.tcs.uj.edu.pl/walczak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Weissauer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TODO@TOD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daniel.weissauer@uni-hamburg.de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aul</text:p>
          </table:table-cell>
          <table:table-cell office:value-type="string">
            <text:p>Wollan</text:p>
          </table:table-cell>
          <table:table-cell office:value-type="string">
            <text:p>University of Rome “La Sapienza”</text:p>
          </table:table-cell>
          <table:table-cell office:value-type="string">
            <text:p>Italy</text:p>
          </table:table-cell>
          <table:table-cell office:value-type="string">
            <text:p>wollan@di.uniroma1.it</text:p>
          </table:table-cell>
          <table:table-cell table:number-columns-repeated="3"/>
          <table:table-cell office:value-type="string">
            <text:p>http://wwwusers.di.uniroma1.it/~wollan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avid</text:p>
          </table:table-cell>
          <table:table-cell office:value-type="string">
            <text:p>Wood</text:p>
          </table:table-cell>
          <table:table-cell office:value-type="string">
            <text:p>Monash University, Melbourne</text:p>
          </table:table-cell>
          <table:table-cell office:value-type="string">
            <text:p>Australia</text:p>
          </table:table-cell>
          <table:table-cell office:value-type="string">
            <text:p>david.wood@monash.edu</text:p>
          </table:table-cell>
          <table:table-cell table:number-columns-repeated="3"/>
          <table:table-cell office:value-type="string">
            <text:p>http://users.monash.edu.au/~davidwo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rcin</text:p>
          </table:table-cell>
          <table:table-cell office:value-type="string">
            <text:p>Wrochna</text:p>
          </table:table-cell>
          <table:table-cell office:value-type="string">
            <text:p>University of Oxford</text:p>
          </table:table-cell>
          <table:table-cell office:value-type="string">
            <text:p>UK</text:p>
          </table:table-cell>
          <table:table-cell office:value-type="string">
            <text:p>m.wrochna@mimuw.edu.pl 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.mimuw.edu.pl/~mw290715/</text:p>
          </table:table-cell>
          <table:table-cell office:value-type="string">
            <text:p>Combinatorics, 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irav</text:p>
          </table:table-cell>
          <table:table-cell office:value-type="string">
            <text:p>Zehavi</text:p>
          </table:table-cell>
          <table:table-cell office:value-type="string">
            <text:p>Ben-Gurion University</text:p>
          </table:table-cell>
          <table:table-cell office:value-type="string">
            <text:p>Israel</text:p>
          </table:table-cell>
          <table:table-cell office:value-type="string">
            <text:p>zehavimeirav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zehavimeirav/</text:p>
          </table:table-cell>
          <table:table-cell office:value-type="string">
            <text:p>Algorithm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Xuding</text:p>
          </table:table-cell>
          <table:table-cell office:value-type="string">
            <text:p>Zhu</text:p>
          </table:table-cell>
          <table:table-cell office:value-type="string">
            <text:p>National Sun Yat-sen University, Kaohsiung</text:p>
          </table:table-cell>
          <table:table-cell office:value-type="string">
            <text:p>Taiwan</text:p>
          </table:table-cell>
          <table:table-cell office:value-type="string">
            <text:p>zhu@math.nsysu.edu.tw</text:p>
          </table:table-cell>
          <table:table-cell table:number-columns-repeated="3"/>
          <table:table-cell office:value-type="string">
            <text:p>http://www.math.nsysu.edu.tw/~zhu/</text:p>
          </table:table-cell>
          <table:table-cell office:value-type="string">
            <text:p>Combinatorics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6">
          <table:table-cell table:style-name="ce4"/>
          <table:table-cell table:style-name="ce6" table:number-columns-repeated="4"/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1012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tact Information" table:base-cell-address="$Sheet1.$D$24" table:cell-range-address="$Sheet1.$E$24"/>
      </table:named-expressions>
      <table:database-ranges>
        <table:database-range table:name="__Anonymous_Sheet_DB__0" table:target-range-address="Sheet1.A2:Sheet1.AMI6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11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9T11:20:22</dc:date>
    <meta:editing-duration>PT3H5M18S</meta:editing-duration>
    <meta:editing-cycles>26</meta:editing-cycles>
    <meta:generator>OpenOffice/4.1.3$Unix OpenOffice.org_project/413m1$Build-9783</meta:generator>
    <dc:creator>Sebastian Siebertz</dc:creator>
    <meta:document-statistic meta:table-count="1" meta:cell-count="523" meta:object-count="0"/>
    <meta:user-defined meta:name=""/>
  </office:meta>
</office:document-meta>
</file>